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2cm"/>
    </style:style>
    <style:style style:name="co2" style:family="table-column">
      <style:table-column-properties fo:break-before="auto" style:column-width="1.561cm"/>
    </style:style>
    <style:style style:name="co3" style:family="table-column">
      <style:table-column-properties fo:break-before="auto" style:column-width="3.598cm"/>
    </style:style>
    <style:style style:name="co4" style:family="table-column">
      <style:table-column-properties fo:break-before="auto" style:column-width="3.572cm"/>
    </style:style>
    <style:style style:name="co5" style:family="table-column">
      <style:table-column-properties fo:break-before="auto" style:column-width="12.569cm"/>
    </style:style>
    <style:style style:name="co6" style:family="table-column">
      <style:table-column-properties fo:break-before="auto" style:column-width="8.839cm"/>
    </style:style>
    <style:style style:name="co7" style:family="table-column">
      <style:table-column-properties fo:break-before="auto" style:column-width="1.799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0.452cm" fo:break-before="auto" style:use-optimal-row-height="true"/>
    </style:style>
    <style:style style:name="ta1" style:family="table" style:master-page-name="MasterPage1">
      <style:table-properties table:display="true" style:writing-mode="lr-tb"/>
    </style:style>
    <number:text-style style:name="N100">
      <number:text-content/>
    </number:text-style>
    <style:style style:name="ce1" style:family="table-cell" style:parent-style-name="Normal">
      <style:table-cell-properties fo:background-color="transparent" fo:border="none" style:vertical-align="top"/>
      <style:paragraph-properties style:writing-mode="page"/>
      <style:text-properties style:use-window-font-color="true" style:font-name="Calibri" fo:font-size="11pt" fo:font-style="normal" fo:font-weight="bold" style:font-name-asian="Calibri" style:font-size-asian="11pt" style:font-name-complex="Calibri" style:font-size-complex="11pt"/>
    </style:style>
    <style:style style:name="ce2" style:family="table-cell" style:parent-style-name="Neutral">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3" style:family="table-cell" style:parent-style-name="Neutral">
      <style:table-cell-properties fo:background-color="transparent" fo:wrap-option="wrap"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4" style:family="table-cell" style:parent-style-name="Normal">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6" style:family="table-cell" style:parent-style-name="Default">
      <style:table-cell-properties fo:background-color="transparent"/>
      <style:text-properties style:use-window-font-color="true"/>
    </style:style>
    <style:style style:name="ce14" style:family="table-cell" style:parent-style-name="Normal" style:data-style-name="N100">
      <style:table-cell-properties fo:background-color="transparent" fo:border="none" style:vertical-align="top"/>
      <style:paragraph-properties style:writing-mode="page"/>
      <style:text-properties style:use-window-font-color="true" style:font-name="Calibri" fo:font-size="11pt" fo:font-style="normal" fo:font-weight="bold" style:font-name-asian="Calibri" style:font-size-asian="11pt" style:font-name-complex="Calibri" style:font-size-complex="11pt"/>
    </style:style>
    <style:style style:name="ce15" style:family="table-cell" style:parent-style-name="Neutral" style:data-style-name="N100">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6" style:family="table-cell" style:parent-style-name="Normal" style:data-style-name="N100">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9" style:family="table-cell" style:parent-style-name="Default" style:data-style-name="N100">
      <style:table-cell-properties fo:background-color="transparent"/>
      <style:text-properties style:use-window-font-color="true"/>
    </style:style>
    <style:style style:name="ce8" style:family="table-cell" style:parent-style-name="Normal">
      <style:table-cell-properties fo:background-color="transparent" fo:wrap-option="wrap" fo:border="none" style:vertical-align="top"/>
      <style:paragraph-properties style:writing-mode="page"/>
      <style:text-properties style:use-window-font-color="true" style:font-name="Calibri" fo:font-size="11pt" fo:font-style="normal" fo:font-weight="bold" style:font-name-asian="Calibri" style:font-size-asian="11pt" style:font-name-complex="Calibri" style:font-size-complex="11pt"/>
    </style:style>
    <style:style style:name="ce9" style:family="table-cell" style:parent-style-name="Neutral">
      <style:table-cell-properties fo:background-color="transparent" fo:wrap-option="wrap" fo:border="none"/>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7" style:family="table-cell" style:parent-style-name="Normal">
      <style:table-cell-properties fo:background-color="transparent" fo:wrap-option="wrap"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office:automatic-styles>
  <office:body>
    <office:spreadsheet>
      <table:table table:name="Sheet1" table:style-name="ta1">
        <table:table-column table:style-name="co1" table:default-cell-style-name="ce6"/>
        <table:table-column table:style-name="co2" table:default-cell-style-name="ce19"/>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calcext:value-type="string">
            <text:p>AK-Name</text:p>
          </table:table-cell>
          <table:table-cell table:style-name="ce14" office:value-type="string" calcext:value-type="string">
            <text:p>Reso</text:p>
          </table:table-cell>
          <table:table-cell table:style-name="ce1" office:value-type="string" calcext:value-type="string">
            <text:p>Dauer</text:p>
          </table:table-cell>
          <table:table-cell table:style-name="ce1" office:value-type="string" calcext:value-type="string">
            <text:p>Leitung</text:p>
          </table:table-cell>
          <table:table-cell table:style-name="ce8" office:value-type="string" calcext:value-type="string">
            <text:p>Kurzbeschreibung</text:p>
          </table:table-cell>
          <table:table-cell table:style-name="ce1" office:value-type="string" calcext:value-type="string">
            <text:p>Bemerkungen zum AK (z.B. besondere Anforderungen) </text:p>
          </table:table-cell>
          <table:table-cell table:style-name="ce4" table:number-columns-repeated="58"/>
          <table:table-cell table:style-name="ce18" table:number-columns-repeated="960"/>
        </table:table-row>
        <table:table-row table:style-name="ro2">
          <table:table-cell table:style-name="ce2" office:value-type="string" calcext:value-type="string">
            <text:p>AK Studienwerbung</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Uschi (Jena)</text:p>
          </table:table-cell>
          <table:table-cell table:style-name="ce3" office:value-type="string" calcext:value-type="string">
            <text:p>Was wird an euren Hochschulen gemacht, um Mathe-(Lehramts-)Studis zu gewinnen? Welche Veranstaltungen gibt es bei euch? Wobei seid ihr involviert? Was funktioniert eurer Meinung nach, was nicht? </text:p>
          </table:table-cell>
          <table:table-cell table:style-name="ce4" table:number-columns-repeated="59"/>
          <table:table-cell table:style-name="ce18" table:number-columns-repeated="960"/>
        </table:table-row>
        <table:table-row table:style-name="ro3">
          <table:table-cell table:style-name="ce2" office:value-type="string" calcext:value-type="string">
            <text:p>AK Adresslistenaktualisierung</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Lili (Bonn)</text:p>
          </table:table-cell>
          <table:table-cell table:style-name="ce3" office:value-type="string" calcext:value-type="string">
            <text:p>Wir hatten vor, auch Fachschaften zur KoMa einzuladen, die Mathe-verwandte Fächer wie Data Science vertreten, aber keine klassische Mathe-Fachschaft sind. Die Aktualisierung der Adresslisten dazu könnte man fortführen. </text:p>
          </table:table-cell>
          <table:table-cell table:style-name="ce4" table:number-columns-repeated="59"/>
          <table:table-cell table:style-name="ce18" table:number-columns-repeated="960"/>
        </table:table-row>
        <table:table-row table:style-name="ro4">
          <table:table-cell table:style-name="ce2" office:value-type="string" calcext:value-type="string">
            <text:p>AK AK AK AK-Plan Programm</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Lorenzo (Bonn) </text:p>
          </table:table-cell>
          <table:table-cell table:style-name="ce3" office:value-type="string" calcext:value-type="string">
            <text:p>Seit der letzten KoMa gab es zwei WAch-KoMata zu einem Programm zur Optimierung von AK-Plänen. Aktueller Stand hier: https://github.com/die-koma/ak-plan-optimierung/tree/lorenzo_lp_formulationWenn alles geklappt hat, lief die Optimierung des AK-Plans bereits über das Programm. Wir wollen darüber und die nächsten Schritte des Projekts sprechen (und diese ggf. auf der KoMa bereits angeh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Arbeitszeiterfassung</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Bei allen Beschäftigten muss verpflichtend die Arbeitszeit erfasst werden. Das ist in der Uni nicht flächendeckend und ggf. unzureichend umgesetzt.Gleichzeitig führt die Erfassung der Arbeitszeiten oft zu Konflikten mit bestehenden Praxen und clasht mit Problemen im Wissenschaftssystem, wie z.B. Promotionsstudis auf Nicht-Vollzeitstell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Automatische Korrekturen</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Pia (Bochum)</text:p>
          </table:table-cell>
          <table:table-cell table:style-name="ce3" office:value-type="string" calcext:value-type="string">
            <text:p>Wir würden uns gerne darüber austauschen, wie automatische Korrekturen (z.B. der Übungsaufgaben ganzer Veranstaltungen) vernünftig umgesetzt werden können (und wie nicht), inwiefern das Stellen 'spart', bzw. Arbeit kurz- und langfristig reduziert, und welchen Einfluss das auf Studierende hat.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Awarenessarbeit</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Simon (Wien)</text:p>
          </table:table-cell>
          <table:table-cell table:style-name="ce3" office:value-type="string" calcext:value-type="string">
            <text:p>Awarenessworkshops bzw. Bildung sehr teuer, daher Austausch sinnvoll. </text:p>
          </table:table-cell>
          <table:table-cell table:style-name="ce4" table:number-columns-repeated="59"/>
          <table:table-cell table:style-name="ce18" table:number-columns-repeated="960"/>
        </table:table-row>
        <table:table-row table:style-name="ro3">
          <table:table-cell table:style-name="ce2" office:value-type="string" calcext:value-type="string">
            <text:p>AK Berufungshandbuch</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mmarx</text:p>
          </table:table-cell>
          <table:table-cell table:style-name="ce3" office:value-type="string" calcext:value-type="string">
            <text:p>Die KIF hat Interesse an einer Ueberarbeitung des Berufungshandbuchs. Da das auch fuer uns interessant ist, ist die Idee, hier einen Hybrid-AK zum Austausch ueber Berufungsverfahren und ggf. zur Ueberarbeitung des Texts anzubieten</text:p>
          </table:table-cell>
          <table:table-cell table:style-name="ce4" office:value-type="string" calcext:value-type="string">
            <text:p>Videokonferenz sehr hilfreich</text:p>
          </table:table-cell>
          <table:table-cell table:style-name="ce4" table:number-columns-repeated="58"/>
          <table:table-cell table:style-name="ce18" table:number-columns-repeated="960"/>
        </table:table-row>
        <table:table-row table:style-name="ro3">
          <table:table-cell table:style-name="ce2" office:value-type="string" calcext:value-type="string">
            <text:p>AK Datenschutz bei externer Software</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Büsra (FAU Erlangen) </text:p>
          </table:table-cell>
          <table:table-cell table:style-name="ce3" office:value-type="string" calcext:value-type="string">
            <text:p>Bei unserer Uni gibt es einige Probleme mit Software von dritten Anbietern, die unsere Uni nutzt. Durch automatisierte Systeme, die für die Verwaltung sicher nützlich sind, werden Kontaktdaten etc. von Studis ohne deren Wissen für alle 40-50k Leute der Uni sichtbar.</text:p>
          </table:table-cell>
          <table:table-cell table:style-name="ce4" table:number-columns-repeated="59"/>
          <table:table-cell table:style-name="ce18" table:number-columns-repeated="960"/>
        </table:table-row>
        <table:table-row table:style-name="ro2">
          <table:table-cell table:style-name="ce2" office:value-type="string" calcext:value-type="string">
            <text:p>AK Geschlechtergleichstellung</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Marena (Bonn)</text:p>
          </table:table-cell>
          <table:table-cell table:style-name="ce3" office:value-type="string" calcext:value-type="string">
            <text:p><text:s/>Austausch darüber, welche Maßnahmen an den verschiedenen Unis stattfinden, um an der Geschlechtergleichstellung zu arbeiten. Was macht der Fachbereich, was macht die Fachschaft?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Hygiene bei Veranstaltung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Büsra (FAU Erlangen) </text:p>
          </table:table-cell>
          <table:table-cell table:style-name="ce3" office:value-type="string" calcext:value-type="string">
            <text:p>Wie gehen andere Fachschaften mit Hygienekonzepten bei Festen/Veranstaltungen um? Wie werden Regelungen enforced? Wie streng wird sich an sowas wie die Kühlkette beim Einkauf/Transport gehalt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IT-Infrastruktur</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mmarx</text:p>
          </table:table-cell>
          <table:table-cell table:style-name="ce3" office:value-type="string" calcext:value-type="string">
            <text:p>Austausch ueber und gegebenfalls produktive Arbeit an IT-Infrastruktur (primaer der KoMa selbst, aber wir koennen auch gerne ueber FSR-Infrastruktur red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Kartenspielwerbung</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Yoni (Jena), Lili (Bonn)</text:p>
          </table:table-cell>
          <table:table-cell table:style-name="ce3" office:value-type="string" calcext:value-type="string">
            <text:p>Der KoMa e.V. hat endlich neue Kartenspiele. Allerdings sind die Bestellung über die Jahre immer weniger geworden und spätestens Corona bzw. die lange Zeit ohne Kartenspiele hat das nur noch schlimmer gemacht. Daher sollten wir uns überlegen, wie wir die neuen Kartenspiele gut bewerben könnt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Klausurtermine</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Büsra (FAU Erlangen) </text:p>
          </table:table-cell>
          <table:table-cell table:style-name="ce3" office:value-type="string" calcext:value-type="string">
            <text:p>Auf der KoMa 84 in Augsburg gab es eine Reso zum Thema rechtzeitige Ankündigung von Prüfungsterminen. Da die Zeit sehr fortgeschritten war und kein Ende in Sicht war in der Anpassung der Reso, wurde das Ganze auf eine zukünftige KoMa geschoben. Ist wohl ein wenig aus den Augen gelaufen, daher jetzt ein wenig später als geplant der neue AK dazu.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Lehramt</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Asli (Bonn)</text:p>
          </table:table-cell>
          <table:table-cell table:style-name="ce3" office:value-type="string" calcext:value-type="string">
            <text:p>Austausch über die Struktur der Lehramtsstudiengänge an verschiedenen Hochschulen, Aufzeigen von Problemen, Austausch über Lösungskonzepte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Lehrkraftmangel</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Yoni (Jena)</text:p>
          </table:table-cell>
          <table:table-cell table:style-name="ce3" office:value-type="string" calcext:value-type="string">
            <text:p>Reso der ZaPF (Physik BuFaTa), der wir uns anschließen können (ggf. haben auch ein zwei Lehramtsmenschen noch was aus Mathe-Sicht zu ergänzen)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Mentoring</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Nika (Darmstadt)</text:p>
          </table:table-cell>
          <table:table-cell table:style-name="ce3" office:value-type="string" calcext:value-type="string">
            <text:p>Wir hätten gerne Input dazu, wie Mentoring bei euch an der Uni funktioniert.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Nachhaltigkeitsmodule</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Deike (Würzburg)</text:p>
          </table:table-cell>
          <table:table-cell table:style-name="ce3" office:value-type="string" calcext:value-type="string">
            <text:p>Die Uni Würzburg will vllt/evtl bis xx in jedem Studiengang ein Nachhaltigkeitsmodul haben, in der Mathe fehlt die Kreativität dazu </text:p>
          </table:table-cell>
          <table:table-cell table:style-name="ce4" table:number-columns-repeated="59"/>
          <table:table-cell table:style-name="ce18" table:number-columns-repeated="960"/>
        </table:table-row>
        <table:table-row table:style-name="ro4">
          <table:table-cell table:style-name="ce2" office:value-type="string" calcext:value-type="string">
            <text:p>AK Nachteilsausgleiche</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Asli (Bonn)</text:p>
          </table:table-cell>
          <table:table-cell table:style-name="ce3" office:value-type="string" calcext:value-type="string">
            <text:p>Auf der letzten KoMa wurde im AK Inklusion das Thema Nachteilsausgleich im Rahmen ADHS angesprochen und wir haben gesagt, dass wir das Thema auf die nächste KoMa verschieben wollen, weil das einen eigenen AK verdient hat. Es soll diskutiert werden, welche Arten von Nachteilsausgleichen notwendig wären und wie man diese erreichen kann. Das soll dann evtl in einer Reso formuliert werden.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Online-Wahl</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Dennis (Darmstadt)</text:p>
          </table:table-cell>
          <table:table-cell table:style-name="ce3" office:value-type="string" calcext:value-type="string">
            <text:p>Wir finden Onlinewahlen blöd.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Social Media</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Roman (Paderborn)</text:p>
          </table:table-cell>
          <table:table-cell table:style-name="ce3" office:value-type="string" calcext:value-type="string">
            <text:p>Ungenutzte Facebook-Seite &amp; Telegram; potentiell weitere Plattformen?</text:p>
          </table:table-cell>
          <table:table-cell table:style-name="ce4" table:number-columns-repeated="59"/>
          <table:table-cell table:style-name="ce18" table:number-columns-repeated="960"/>
        </table:table-row>
        <table:table-row table:style-name="ro6">
          <table:table-cell table:style-name="ce2" office:value-type="string" calcext:value-type="string">
            <text:p>AK Spiel und Spaß</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Janna, Annika (Graz)</text:p>
          </table:table-cell>
          <table:table-cell table:style-name="ce3" office:value-type="string" calcext:value-type="string">
            <text:p>Austausch und Durchführung von kurzen Spielen und Warm Ups, die auch in Veranstaltung als kurze Lockerung eingesetzt werden könn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studentische Armut</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Moritz</text:p>
          </table:table-cell>
          <table:table-cell table:style-name="ce3" office:value-type="string" calcext:value-type="string">
            <text:p>Studentische Armut ist mit Krieg, Inflation und schlechte Arbeitsbedingungen einer immer größeres Thema. Dazu sollte sich auch die KoMa positionieren.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TVStud</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Es soll über einen Tarifvertrag für studentische Beschäftigte gesprochen werd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WissZeitVG</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Austausch und ggf. Positionierung zur Novellierung des Wissenschaftszeitvertragsgesetzes, welches die Sonderbefristungsrechte in der Wissenschaft regelt. </text:p>
          </table:table-cell>
          <table:table-cell table:style-name="ce4" table:number-columns-repeated="59"/>
          <table:table-cell table:style-name="ce18" table:number-columns-repeated="960"/>
        </table:table-row>
        <table:table-row table:style-name="ro3">
          <table:table-cell table:style-name="ce2" office:value-type="string" calcext:value-type="string">
            <text:p>AK Übungsleitungen</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Louis (Bonn)</text:p>
          </table:table-cell>
          <table:table-cell table:style-name="ce3" office:value-type="string" calcext:value-type="string">
            <text:p>Wir möchten uns über die Arbeitsbedingungen der studentischen Beschäftigen an anderen Hochschule in Deutschland erkundigen. Sowie über die Probleme vieler Hochschulen sprechen, dass immer mehr ÜL Stellen gestrichen werden (was kann man da tu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Koma-Büro</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Lili (Bonn)</text:p>
          </table:table-cell>
          <table:table-cell table:style-name="ce3" office:value-type="string" calcext:value-type="string">
            <text:p>Da das KoMa-Büro wurde letzte KoMa von Bonn übernommen. Wir würden uns gern über die Aufgaben und Erwartungen an das KoMa-Büro austausch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Veranstaltungen</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Nika (Darmstadt)</text:p>
          </table:table-cell>
          <table:table-cell table:style-name="ce3" office:value-type="string" calcext:value-type="string">
            <text:p>Wie funktionieren größere Veranstaltungen bei euch bzgl Sicherheitsdienst, Veranstaltungsleitung,...? Vor allem gerichtet an Hochschule in Hessen im Zuge des neuen Versammlungsgesetzes.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Zulassung zu Studiengäng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Es ist irgendwie nicht ganz so trivial, wie mal möglichst sinnvoll festmachen kann ob Menschen qualifiziert sind z.B. einen Mathe Master zu studieren, wie läuft das bei euch? Was kann man da tun? </text:p>
          </table:table-cell>
          <table:table-cell table:style-name="ce4" table:number-columns-repeated="59"/>
          <table:table-cell table:style-name="ce18" table:number-columns-repeated="960"/>
        </table:table-row>
        <table:table-row table:style-name="ro2">
          <table:table-cell table:style-name="ce3" office:value-type="string" calcext:value-type="string">
            <text:p>AK Spendenveranstaltung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Für größere Veranstaltungen haben wir zuletzt versucht Spenden von Professoren einzuwerben, das ist bei uns nicht sonderlich erfolgreich. Was macht ihr da?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Gendergerechte Toilett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Hannes (Essen)</text:p>
          </table:table-cell>
          <table:table-cell table:style-name="ce3"/>
          <table:table-cell table:style-name="ce4" table:number-columns-repeated="59"/>
          <table:table-cell table:style-name="ce18" table:number-columns-repeated="960"/>
        </table:table-row>
        <table:table-row table:style-name="ro1">
          <table:table-cell table:style-name="ce2" office:value-type="string" calcext:value-type="string">
            <text:p>AK Angabe von Symptomen bei krankheitsbedingten Prüfungsabmeldungen</text:p>
          </table:table-cell>
          <table:table-cell table:style-name="ce15" office:value-type="float" office:value="1" calcext:value-type="float">
            <text:p>1</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3" office:value-type="string" calcext:value-type="string">
            <text:p>Metafa-Reso dazu</text:p>
          </table:table-cell>
          <table:table-cell table:style-name="ce4" table:number-columns-repeated="59"/>
          <table:table-cell table:style-name="ce18" table:number-columns-repeated="960"/>
        </table:table-row>
        <table:table-row table:style-name="ro6">
          <table:table-cell table:style-name="ce2" office:value-type="string" calcext:value-type="string">
            <text:p>AK Datenschutz bei Fachschaftsarbeit</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Hannes (Essen)</text:p>
          </table:table-cell>
          <table:table-cell table:style-name="ce3" office:value-type="string" calcext:value-type="string">
            <text:p>An unserer Uni weiß niemand so recht Bescheid, wie man DSGVO-konform Fachscjaftsarbeit umsetzt, insbesondere beim Thema Fotos</text:p>
          </table:table-cell>
          <table:table-cell table:style-name="ce4" table:number-columns-repeated="59"/>
          <table:table-cell table:style-name="ce18" table:number-columns-repeated="960"/>
        </table:table-row>
        <table:table-row table:style-name="ro6">
          <table:table-cell table:style-name="ce2" office:value-type="string" calcext:value-type="string">
            <text:p>AK Vereine von Fachschaften und Nachwuchs in Verein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Vereine und Vereinsarbeit ist wichtig, da sollte man mal drüber sprechen und wie man da auch neue Leute reinbekommt</text:p>
          </table:table-cell>
          <table:table-cell table:style-name="ce4" table:number-columns-repeated="59"/>
          <table:table-cell table:style-name="ce18" table:number-columns-repeated="960"/>
        </table:table-row>
        <table:table-row table:style-name="ro6">
          <table:table-cell table:style-name="ce2" office:value-type="string" calcext:value-type="string">
            <text:p>AK Mental Health</text:p>
          </table:table-cell>
          <table:table-cell table:style-name="ce15" office:value-type="float" office:value="1" calcext:value-type="float">
            <text:p>1</text:p>
          </table:table-cell>
          <table:table-cell table:style-name="ce2" office:value-type="float" office:value="2" calcext:value-type="float">
            <text:p>2</text:p>
          </table:table-cell>
          <table:table-cell table:style-name="ce2" office:value-type="string" calcext:value-type="string">
            <text:p>Simon (Bonn)</text:p>
          </table:table-cell>
          <table:table-cell table:style-name="ce3" office:value-type="string" calcext:value-type="string">
            <text:p>Austausch über die aktuelle Situation bzgl. Mental Health in der Studierendenschaft. Evtl. Reso zur Sichtbarkeit und Umgang damit</text:p>
          </table:table-cell>
          <table:table-cell table:style-name="ce4" table:number-columns-repeated="59"/>
          <table:table-cell table:style-name="ce18" table:number-columns-repeated="960"/>
        </table:table-row>
        <table:table-row table:style-name="ro2">
          <table:table-cell table:style-name="ce2" office:value-type="string" calcext:value-type="string">
            <text:p>AK bundesweites Semesterticket</text:p>
          </table:table-cell>
          <table:table-cell table:style-name="ce15" office:value-type="float" office:value="1" calcext:value-type="float">
            <text:p>1</text:p>
          </table:table-cell>
          <table:table-cell table:style-name="ce2" office:value-type="float" office:value="1" calcext:value-type="float">
            <text:p>1</text:p>
          </table:table-cell>
          <table:table-cell table:style-name="ce2" office:value-type="string" calcext:value-type="string">
            <text:p>Matze (Freiburg)</text:p>
          </table:table-cell>
          <table:table-cell table:style-name="ce9" office:value-type="string" calcext:value-type="string">
            <text:p>Positionierung zur Forderung nach einem bundesweiten Semesterticket vor dem Hintergrund der Einführung des Deutschlandtickets. Gibt auch eine ZaPF-Reso dazu und fzs hatte heute Sitzung dazu.</text:p>
          </table:table-cell>
          <table:table-cell table:style-name="ce4" table:number-columns-repeated="59"/>
          <table:table-cell table:style-name="ce18" table:number-columns-repeated="960"/>
        </table:table-row>
        <table:table-row table:style-name="ro2">
          <table:table-cell table:style-name="ce2" office:value-type="string" calcext:value-type="string">
            <text:p>AK Orga</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9" office:value-type="string" calcext:value-type="string">
            <text:p>Standard-AK um Feedback aus vergangnen und der aktuellen KoMa zu bekommen und dort ggf strukturelle Probleme zu identifizieren. Diese können dann ggf optimiert werden.</text:p>
          </table:table-cell>
          <table:table-cell table:style-name="ce4" table:number-columns-repeated="59"/>
          <table:table-cell table:style-name="ce18" table:number-columns-repeated="960"/>
        </table:table-row>
        <table:table-row table:style-name="ro1">
          <table:table-cell table:style-name="ce2" office:value-type="string" calcext:value-type="string">
            <text:p>AK KoMa-Homepage-Inhalt</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mmarx</text:p>
          </table:table-cell>
          <table:table-cell table:style-name="ce3" office:value-type="string" calcext:value-type="string">
            <text:p>Inhaltliche Überarbeitung der KoMa-Homepage: https://die-koma.org</text:p>
          </table:table-cell>
          <table:table-cell table:style-name="ce4" table:number-columns-repeated="59"/>
          <table:table-cell table:style-name="ce18" table:number-columns-repeated="960"/>
        </table:table-row>
        <table:table-row table:style-name="ro2">
          <table:table-cell table:style-name="ce2" office:value-type="string" calcext:value-type="string">
            <text:p>AK Meta</text:p>
          </table:table-cell>
          <table:table-cell table:style-name="ce15"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Yoni (Jena)</text:p>
          </table:table-cell>
          <table:table-cell table:style-name="ce3" office:value-type="string" calcext:value-type="string">
            <text:p>Standard-AK um Feedback aus der aktuellen KoMa zu bekommen und dort ggf strukturelle Probleme zu identifizieren. Diese können dann ggf optimiert werden.</text:p>
          </table:table-cell>
          <table:table-cell table:style-name="ce4" table:number-columns-repeated="59"/>
          <table:table-cell table:style-name="ce18" table:number-columns-repeated="960"/>
        </table:table-row>
        <table:table-row table:style-name="ro3">
          <table:table-cell table:style-name="ce2" office:value-type="string" calcext:value-type="string">
            <text:p>AK Ethikmodule</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Dennis (Darmstadt)</text:p>
          </table:table-cell>
          <table:table-cell table:style-name="ce3" office:value-type="string" calcext:value-type="string">
            <text:p><text:s/>Während unserer Reak kam die Frage aus in welchen Modulen wir unseren Studierenden einen ethischen Umgang mit ihrem erlernten Wissen beibringen. Die Antwort ist „Einführung in die Stochastik“. Wie ist es an anderen Universitäten</text:p>
          </table:table-cell>
          <table:table-cell table:style-name="ce4" table:number-columns-repeated="59"/>
          <table:table-cell table:style-name="ce18" table:number-columns-repeated="960"/>
        </table:table-row>
        <table:table-row table:style-name="ro3">
          <table:table-cell table:style-name="ce2" office:value-type="string" calcext:value-type="string">
            <text:p>AK Umgang mit Fachschaftsbeef</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Darline (Heidelberg)</text:p>
          </table:table-cell>
          <table:table-cell table:style-name="ce3" office:value-type="string" calcext:value-type="string">
            <text:p>Fachschaftsarbeit läuft mal harmonisch mal nicht. In diesem AK soll es darum gehen sich auszutauschen, ob es Konflikte in der Vergangenheit gab (oder aktuell gibt), Wie kann man Situationen deeskalieren, Wie hat die Konfliktresolution geklappt.</text:p>
          </table:table-cell>
          <table:table-cell table:style-name="ce4" table:number-columns-repeated="59"/>
          <table:table-cell table:style-name="ce18" table:number-columns-repeated="960"/>
        </table:table-row>
        <table:table-row table:style-name="ro6">
          <table:table-cell table:style-name="ce2" office:value-type="string" calcext:value-type="string">
            <text:p>AK Prüfungsversuche</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Caro (Bielefeld)</text:p>
          </table:table-cell>
          <table:table-cell table:style-name="ce3" office:value-type="string" calcext:value-type="string">
            <text:p>In Bielefeld gibt es unbegrenzte Prüfungsversuche :) Vergleich zu 3-Versuchen</text:p>
          </table:table-cell>
          <table:table-cell table:style-name="ce4" table:number-columns-repeated="59"/>
          <table:table-cell table:style-name="ce18" table:number-columns-repeated="960"/>
        </table:table-row>
        <table:table-row table:style-name="ro3">
          <table:table-cell table:style-name="ce2" office:value-type="string" calcext:value-type="string">
            <text:p>AK Kurier</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Uschi (Jena), Yoni (Jena)</text:p>
          </table:table-cell>
          <table:table-cell table:style-name="ce9" office:value-type="string" calcext:value-type="string">
            <text:p>Der KoMa-Kurier ist essentieller Bestand für die BMBF-Förderung (aka eine Menge Geld). Dieser muss von irgendwelchen Menschen gemacht werden. Wie das funktioniert, wird im AK geklärt. Im Idealfall wird dieses Jahr auch einer fertig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KI-Anwendungen im Studium</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Simon (Wien)</text:p>
          </table:table-cell>
          <table:table-cell table:style-name="ce3" office:value-type="string" calcext:value-type="string">
            <text:p>Wie gehen Lehrende mit KI im Studium um, wie verwenden Studierende das?</text:p>
          </table:table-cell>
          <table:table-cell table:style-name="ce4" table:number-columns-repeated="59"/>
          <table:table-cell table:style-name="ce18" table:number-columns-repeated="960"/>
        </table:table-row>
        <table:table-row table:style-name="ro1">
          <table:table-cell table:style-name="ce2" office:value-type="string" calcext:value-type="string">
            <text:p>AK Evaluatio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3" office:value-type="string" calcext:value-type="string">
            <text:p>Wie läuft das bei euch ab? Wie geht ihr mit den Ergebnissen um?</text:p>
          </table:table-cell>
          <table:table-cell table:style-name="ce4" table:number-columns-repeated="59"/>
          <table:table-cell table:style-name="ce18" table:number-columns-repeated="960"/>
        </table:table-row>
        <table:table-row table:style-name="ro6">
          <table:table-cell table:style-name="ce2" office:value-type="string" calcext:value-type="string">
            <text:p>AKkreditierung</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Moritz</text:p>
          </table:table-cell>
          <table:table-cell table:style-name="ce3" office:value-type="string" calcext:value-type="string">
            <text:p>Fachschaften können sich Input holen, wie genau eine Akkreditierung abläuft und Fragen dazu stellen</text:p>
          </table:table-cell>
          <table:table-cell table:style-name="ce4" table:number-columns-repeated="59"/>
          <table:table-cell table:style-name="ce18" table:number-columns-repeated="960"/>
        </table:table-row>
        <table:table-row table:style-name="ro6">
          <table:table-cell table:style-name="ce2" office:value-type="string" calcext:value-type="string">
            <text:p>AK Plenumsleitung</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Marena (Bonn)</text:p>
          </table:table-cell>
          <table:table-cell table:style-name="ce3" office:value-type="string" calcext:value-type="string">
            <text:p>Marena möchte gerne Leute einarbeiten in zukünftige Plenumsleitung und dabei ein How-To schreiben</text:p>
          </table:table-cell>
          <table:table-cell table:style-name="ce4" office:value-type="string" calcext:value-type="string">
            <text:p>AK sollte vor dem Zwischenplenum tagen</text:p>
          </table:table-cell>
          <table:table-cell table:style-name="ce4" table:number-columns-repeated="58"/>
          <table:table-cell table:style-name="ce18" table:number-columns-repeated="960"/>
        </table:table-row>
        <table:table-row table:style-name="ro6">
          <table:table-cell table:style-name="ce2" office:value-type="string" calcext:value-type="string">
            <text:p>AK Budget-Fahrten</text:p>
          </table:table-cell>
          <table:table-cell table:style-name="ce15"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Lukas (Berlin)</text:p>
          </table:table-cell>
          <table:table-cell table:style-name="ce3" office:value-type="string" calcext:value-type="string">
            <text:p>Fachschaftsfahrten werden immer teurer; wie kann man das etwas günstiger umsetzen (zB Hörsaalübernachtungen etc)</text:p>
          </table:table-cell>
          <table:table-cell table:style-name="ce4" table:number-columns-repeated="59"/>
          <table:table-cell table:style-name="ce18" table:number-columns-repeated="960"/>
        </table:table-row>
        <table:table-row table:style-name="ro7" table:number-rows-repeated="11">
          <table:table-cell table:style-name="ce4"/>
          <table:table-cell table:style-name="ce16"/>
          <table:table-cell table:style-name="ce4" table:number-columns-repeated="2"/>
          <table:table-cell table:style-name="ce17"/>
          <table:table-cell table:style-name="ce4" table:number-columns-repeated="59"/>
          <table:table-cell table:style-name="ce18" table:number-columns-repeated="960"/>
        </table:table-row>
        <table:table-row table:style-name="ro8" table:number-rows-repeated="1048516">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number:number-style style:name="N0">
      <number:number number:min-integer-digits="1"/>
    </number:number-style>
    <number:date-style style:name="N107">
      <number:day/>
      <number:text>-</number:text>
      <number:month number:textual="true"/>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6efce" fo:border="none"/>
      <style:paragraph-properties style:writing-mode="page"/>
      <style:text-properties fo:color="#0061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Default">
      <style:table-cell-properties fo:background-color="#ffc7ce" fo:border="none"/>
      <style:paragraph-properties style:writing-mode="page"/>
      <style:text-properties fo:color="#9c0006"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Normal" style:family="table-cell" style:parent-style-name="Default">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8">00.00.0000</text:date>, <text:time style:data-style-name="N2" text:time-value="01:02:27.175883577">00:00:00</text:time></text:p>
        </style:region-right>
      </style:header>
      <style:header-left style:display="false"/>
      <style:footer>
        <text:p>Seit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meta:initial-creator/>
    <meta:creation-date/>
    <meta:editing-cycles>20</meta:editing-cycles>
    <meta:editing-duration>PT13M1S</meta:editing-duration>
    <dc:date>2023-05-18T01:02:42.567872486</dc:date>
    <meta:document-statistic meta:table-count="1" meta:cell-count="242" meta:object-count="0"/>
  </office:meta>
</office:document-meta>
</file>